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∫</math:mo>
            <math:mfrac>
              <math:mn>1</math:mn>
              <math:mrow>
                <math:msup>
                  <math:mi>A</math:mi>
                  <math:mn>2</math:mn>
                </math:msup>
                <math:mo math:stretchy="false">+</math:mo>
                <math:msup>
                  <math:mrow>
                    <math:mo math:stretchy="false">(</math:mo>
                    <math:mrow>
                      <math:mi>B</math:mi>
                      <math:mo math:stretchy="false">∗</math:mo>
                      <math:mi>x</math:mi>
                    </math:mrow>
                    <math:mo math:stretchy="false">)</math:mo>
                  </math:mrow>
                  <math:mn>2</math:mn>
                </math:msup>
              </math:mrow>
            </math:mfrac>
          </math:mrow>
          <math:mo math:stretchy="false">∗</math:mo>
          <math:mi math:fontstyle="italic">dx</math:mi>
        </math:mrow>
      </math:mtr>
      <math:mtr/>
      <math:mtr>
        <math:mrow>
          <math:mi/>
          <math:mo math:stretchy="false">=</math:mo>
          <math:mrow>
            <math:mrow>
              <math:mo math:stretchy="false">∫</math:mo>
              <math:mfrac>
                <math:mfrac>
                  <math:mn>1</math:mn>
                  <math:msup>
                    <math:mi>A</math:mi>
                    <math:mn>2</math:mn>
                  </math:msup>
                </math:mfrac>
                <math:mfrac>
                  <math:mrow>
                    <math:msup>
                      <math:mi>A</math:mi>
                      <math:mn>2</math:mn>
                    </math:msup>
                    <math:mo math:stretchy="false">+</math:mo>
                    <math:msup>
                      <math:mrow>
                        <math:mo math:stretchy="false">(</math:mo>
                        <math:mrow>
                          <math:mi>B</math:mi>
                          <math:mo math:stretchy="false">∗</math:mo>
                          <math:mi>x</math:mi>
                        </math:mrow>
                        <math:mo math:stretchy="false">)</math:mo>
                      </math:mrow>
                      <math:mn>2</math:mn>
                    </math:msup>
                  </math:mrow>
                  <math:msup>
                    <math:mi>A</math:mi>
                    <math:mn>2</math:mn>
                  </math:msup>
                </math:mfrac>
              </math:mfrac>
            </math:mrow>
            <math:mo math:stretchy="false">∗</math:mo>
            <math:mi math:fontstyle="italic">dx</math:mi>
          </math:mrow>
        </math:mrow>
      </math:mtr>
      <math:mtr/>
      <math:mtr>
        <math:mrow>
          <math:mi/>
          <math:mo math:stretchy="false">=</math:mo>
          <math:mrow>
            <math:mrow>
              <math:mfrac>
                <math:mn>1</math:mn>
                <math:msup>
                  <math:mi>A</math:mi>
                  <math:mn>2</math:mn>
                </math:msup>
              </math:mfrac>
              <math:mo math:stretchy="false">∗</math:mo>
              <math:mrow>
                <math:mo math:stretchy="false">∫</math:mo>
                <math:mfrac>
                  <math:mn>1</math:mn>
                  <math:mrow>
                    <math:mn>1</math:mn>
                    <math:mo math:stretchy="false">+</math:mo>
                    <math:msup>
                      <math:mrow>
                        <math:mo math:stretchy="false">(</math:mo>
                        <math:mrow>
                          <math:mfrac>
                            <math:mi>B</math:mi>
                            <math:mi>A</math:mi>
                          </math:mfrac>
                          <math:mo math:stretchy="false">∗</math:mo>
                          <math:mi>x</math:mi>
                        </math:mrow>
                        <math:mo math:stretchy="false">)</math:mo>
                      </math:mrow>
                      <math:mn>2</math:mn>
                    </math:msup>
                  </math:mrow>
                </math:mfrac>
              </math:mrow>
            </math:mrow>
            <math:mo math:stretchy="false">∗</math:mo>
            <math:mi math:fontstyle="italic">dx</math:mi>
          </math:mrow>
        </math:mrow>
      </math:mtr>
      <math:mtr/>
      <math:mtr>
        <math:mrow>
          <math:mrow>
            <math:mi>y</math:mi>
            <math:mo math:stretchy="false">=</math:mo>
            <math:mrow>
              <math:mfrac>
                <math:mi>B</math:mi>
                <math:mi>A</math:mi>
              </math:mfrac>
              <math:mo math:stretchy="false">∗</math:mo>
              <math:mi>x</math:mi>
            </math:mrow>
          </math:mrow>
          <math:mo math:stretchy="false">⇒</math:mo>
          <math:mrow>
            <math:mi math:fontstyle="italic">dy</math:mi>
            <math:mo math:stretchy="false">=</math:mo>
            <math:mrow>
              <math:mfrac>
                <math:mi>B</math:mi>
                <math:mi>A</math:mi>
              </math:mfrac>
              <math:mo math:stretchy="false">∗</math:mo>
              <math:mi math:fontstyle="italic">dx</math:mi>
            </math:mrow>
          </math:mrow>
          <math:mo math:stretchy="false">⇒</math:mo>
          <math:mrow>
            <math:mrow>
              <math:mfrac>
                <math:mi>A</math:mi>
                <math:mi>B</math:mi>
              </math:mfrac>
              <math:mo math:stretchy="false">∗</math:mo>
              <math:mi math:fontstyle="italic">dy</math:mi>
            </math:mrow>
            <math:mo math:stretchy="false">=</math:mo>
            <math:mi math:fontstyle="italic">dx</math:mi>
          </math:mrow>
        </math:mrow>
      </math:mtr>
      <math:mtr/>
      <math:mtr>
        <math:mrow>
          <math:mi/>
          <math:mo math:stretchy="false">=</math:mo>
          <math:mrow>
            <math:mrow>
              <math:mrow>
                <math:mfrac>
                  <math:mn>1</math:mn>
                  <math:msup>
                    <math:mi>A</math:mi>
                    <math:mn>2</math:mn>
                  </math:msup>
                </math:mfrac>
                <math:mo math:stretchy="false">∗</math:mo>
                <math:mrow>
                  <math:mo math:stretchy="false">∫</math:mo>
                  <math:mfrac>
                    <math:mn>1</math:mn>
                    <math:mrow>
                      <math:mn>1</math:mn>
                      <math:mo math:stretchy="false">+</math:mo>
                      <math:msup>
                        <math:mi>y</math:mi>
                        <math:mn>2</math:mn>
                      </math:msup>
                    </math:mrow>
                  </math:mfrac>
                </math:mrow>
              </math:mrow>
              <math:mo math:stretchy="false">∗</math:mo>
              <math:mfrac>
                <math:mi>A</math:mi>
                <math:mi>B</math:mi>
              </math:mfrac>
            </math:mrow>
            <math:mo math:stretchy="false">∗</math:mo>
            <math:mi math:fontstyle="italic">dy</math:mi>
          </math:mrow>
        </math:mrow>
      </math:mtr>
      <math:mtr/>
      <math:mtr>
        <math:mrow>
          <math:mi/>
          <math:mo math:stretchy="false">=</math:mo>
          <math:mrow>
            <math:mrow>
              <math:mrow>
                <math:mfrac>
                  <math:mn>1</math:mn>
                  <math:msup>
                    <math:mi>A</math:mi>
                    <math:mn>2</math:mn>
                  </math:msup>
                </math:mfrac>
                <math:mo math:stretchy="false">∗</math:mo>
                <math:mfrac>
                  <math:mi>A</math:mi>
                  <math:mi>B</math:mi>
                </math:mfrac>
              </math:mrow>
              <math:mo math:stretchy="false">∗</math:mo>
              <math:mrow>
                <math:mo math:stretchy="false">∫</math:mo>
                <math:mfrac>
                  <math:mn>1</math:mn>
                  <math:mrow>
                    <math:mn>1</math:mn>
                    <math:mo math:stretchy="false">+</math:mo>
                    <math:msup>
                      <math:mi>y</math:mi>
                      <math:mn>2</math:mn>
                    </math:msup>
                  </math:mrow>
                </math:mfrac>
              </math:mrow>
            </math:mrow>
            <math:mo math:stretchy="false">∗</math:mo>
            <math:mi math:fontstyle="italic">dy</math:mi>
          </math:mrow>
        </math:mrow>
      </math:mtr>
      <math:mtr/>
      <math:mtr>
        <math:mrow>
          <math:mrow>
            <math:mi/>
            <math:mo math:stretchy="false">=</math:mo>
            <math:mrow>
              <math:mrow>
                <math:mo math:stretchy="false">(</math:mo>
                <math:mfrac>
                  <math:mn>1</math:mn>
                  <math:mrow>
                    <math:mi>A</math:mi>
                    <math:mo math:stretchy="false">∗</math:mo>
                    <math:mi>B</math:mi>
                  </math:mrow>
                </math:mfrac>
                <math:mo math:stretchy="false">)</math:mo>
              </math:mrow>
              <math:mo math:stretchy="false">∗</math:mo>
              <math:mi>arctan</math:mi>
            </math:mrow>
          </math:mrow>
          <math:mrow>
            <math:mrow>
              <math:mo math:stretchy="false">(</math:mo>
              <math:mi>y</math:mi>
              <math:mo math:stretchy="false">)</math:mo>
            </math:mrow>
            <math:mo math:stretchy="false">+</math:mo>
            <math:mi>C</math:mi>
          </math:mrow>
        </math:mrow>
      </math:mtr>
      <math:mtr/>
      <math:mtr>
        <math:mrow>
          <math:mrow>
            <math:mi/>
            <math:mo math:stretchy="false">=</math:mo>
            <math:mrow>
              <math:mrow>
                <math:mo math:stretchy="false">(</math:mo>
                <math:mfrac>
                  <math:mn>1</math:mn>
                  <math:mrow>
                    <math:mi>A</math:mi>
                    <math:mo math:stretchy="false">∗</math:mo>
                    <math:mi>B</math:mi>
                  </math:mrow>
                </math:mfrac>
                <math:mo math:stretchy="false">)</math:mo>
              </math:mrow>
              <math:mo math:stretchy="false">∗</math:mo>
              <math:mi>arctan</math:mi>
            </math:mrow>
          </math:mrow>
          <math:mrow>
            <math:mrow>
              <math:mo math:stretchy="false">(</math:mo>
              <math:mrow>
                <math:mfrac>
                  <math:mi>B</math:mi>
                  <math:mi>A</math:mi>
                </math:mfrac>
                <math:mo math:stretchy="false">∗</math:mo>
                <math:mi>x</math:mi>
              </math:mrow>
              <math:mo math:stretchy="false">)</math:mo>
            </math:mrow>
            <math:mo math:stretchy="false">+</math:mo>
            <math:mi>C</math:mi>
          </math:mrow>
        </math:mrow>
      </math:mtr>
    </math:mtable>
    <math:annotation math:encoding="StarMath 5.0">int {1 over {A^2 + (B*x)^2}}*dx
newline
newline
`=int {{1 over A^2} over {{A^2 + (B*x)^2} over A^2}}*dx
newline
newline
`={1 over A^2}*int {1 over {1 + ({B over A}*x)^2}}*dx
newline
newline
y={B over A}*x drarrow dy={B over A}*dx drarrow {A over B}*dy=dx
newline
newline
`={1 over A^2}*int {1 over {1 + y^2}}*{A over B}*dy
newline
newline
`={1 over A^2}*{A over B}*int {1 over {1 + y^2}}*dy
newline
newline
`=(1 over {A*B})*arctan(y)+C
newline
newline
`=(1 over {A*B})*arctan({B over A}*x)+C

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Manuel Emilio Vargas Herrera</meta:initial-creator>
    <meta:creation-date>2014-08-19T08:09:36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